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0.129cm" svg:height="11.322cm" svg:x="9.715cm" svg:y="9.583cm">
            <draw:object draw:notify-on-update-of-ranges="Arkusz1.A23:Arkusz1.A41 Arkusz1.B22:Arkusz1.B22 Arkusz1.B23:Arkusz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625cm" svg:y="21.588cm">
            <draw:object draw:notify-on-update-of-ranges="Arkusz1.A47:Arkusz1.A65 Arkusz1.B46:Arkusz1.B46 Arkusz1.B47:Arkusz1.B65 Arkusz1.A47:Arkusz1.A65 Arkusz1.C46:Arkusz1.C46 Arkusz1.C47:Arkusz1.C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pią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2024" calcext:value-type="float">
            <text:p>2024</text:p>
          </table:table-cell>
          <table:table-cell table:style-name="ce1" office:value-type="time" office:time-value="PT12H21M18S" calcext:value-type="time">
            <text:p>12:21:18</text:p>
          </table:table-cell>
          <table:table-cell office:value-type="string" calcext:value-type="string">
            <text:p>CET</text:p>
          </table:table-cell>
          <table:table-cell table:number-columns-repeated="3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e-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pro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on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e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t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on</text:p>
          </table:table-cell>
          <table:table-cell office:value-type="float" office:value="14475" calcext:value-type="float">
            <text:p>14475</text:p>
          </table:table-cell>
          <table:table-cell table:number-columns-repeated="3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e-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pi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i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o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neutron</text:p>
          </table:table-cell>
          <table:table-cell office:value-type="float" office:value="71473" calcext:value-type="float">
            <text:p>71473</text:p>
          </table:table-cell>
          <table:table-cell office:value-type="string" calcext:value-type="string">
            <text:p>deuter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_alpha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9307" calcext:value-type="float">
            <text:p>19307</text:p>
          </table:table-cell>
          <table:table-cell office:value-type="string" calcext:value-type="string">
            <text:p>e-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pi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i-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roton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neutron</text:p>
          </table:table-cell>
          <table:table-cell office:value-type="float" office:value="113028" calcext:value-type="float">
            <text:p>113028</text:p>
          </table:table-cell>
          <table:table-cell office:value-type="string" calcext:value-type="string">
            <text:p>deuter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_alpha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28366" calcext:value-type="float">
            <text:p>28366</text:p>
          </table:table-cell>
          <table:table-cell office:value-type="string" calcext:value-type="string">
            <text:p>e-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pi0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pi-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roton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neutron</text:p>
          </table:table-cell>
          <table:table-cell office:value-type="float" office:value="170076" calcext:value-type="float">
            <text:p>170076</text:p>
          </table:table-cell>
          <table:table-cell office:value-type="string" calcext:value-type="string">
            <text:p>deuter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51955" calcext:value-type="float">
            <text:p>51955</text:p>
          </table:table-cell>
          <table:table-cell office:value-type="string" calcext:value-type="string">
            <text:p>e-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pi0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pi-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kaon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on0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on</text:p>
          </table:table-cell>
          <table:table-cell office:value-type="float" office:value="9269" calcext:value-type="float">
            <text:p>9269</text:p>
          </table:table-cell>
          <table:table-cell office:value-type="string" calcext:value-type="string">
            <text:p>neutron</text:p>
          </table:table-cell>
          <table:table-cell office:value-type="float" office:value="289246" calcext:value-type="float">
            <text:p>289246</text:p>
          </table:table-cell>
          <table:table-cell office:value-type="string" calcext:value-type="string">
            <text:p>lamb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ma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a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70780" calcext:value-type="float">
            <text:p>70780</text:p>
          </table:table-cell>
          <table:table-cell office:value-type="string" calcext:value-type="string">
            <text:p>e-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pi0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i-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kaon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on0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ton</text:p>
          </table:table-cell>
          <table:table-cell office:value-type="float" office:value="12792" calcext:value-type="float">
            <text:p>12792</text:p>
          </table:table-cell>
          <table:table-cell office:value-type="string" calcext:value-type="string">
            <text:p>neutron</text:p>
          </table:table-cell>
          <table:table-cell office:value-type="float" office:value="379383" calcext:value-type="float">
            <text:p>379383</text:p>
          </table:table-cell>
          <table:table-cell office:value-type="string" calcext:value-type="string">
            <text:p>lambd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gm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ma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gm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nti_H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t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ti_alpha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88930" calcext:value-type="float">
            <text:p>88930</text:p>
          </table:table-cell>
          <table:table-cell office:value-type="string" calcext:value-type="string">
            <text:p>e-</text:p>
          </table:table-cell>
          <table:table-cell office:value-type="float" office:value="10997" calcext:value-type="float">
            <text:p>10997</text:p>
          </table:table-cell>
          <table:table-cell office:value-type="string" calcext:value-type="string">
            <text:p>pi0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pi-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kaon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aon0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on</text:p>
          </table:table-cell>
          <table:table-cell office:value-type="float" office:value="15403" calcext:value-type="float">
            <text:p>15403</text:p>
          </table:table-cell>
          <table:table-cell office:value-type="string" calcext:value-type="string">
            <text:p>neutron</text:p>
          </table:table-cell>
          <table:table-cell office:value-type="float" office:value="461134" calcext:value-type="float">
            <text:p>461134</text:p>
          </table:table-cell>
          <table:table-cell office:value-type="string" calcext:value-type="string">
            <text:p>lambd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gma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ma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gma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ti_H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t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ti_alpha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06276" calcext:value-type="float">
            <text:p>106276</text:p>
          </table:table-cell>
          <table:table-cell office:value-type="string" calcext:value-type="string">
            <text:p>e-</text:p>
          </table:table-cell>
          <table:table-cell office:value-type="float" office:value="13319" calcext:value-type="float">
            <text:p>13319</text:p>
          </table:table-cell>
          <table:table-cell office:value-type="string" calcext:value-type="string">
            <text:p>pi0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pi-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kaon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aon0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t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oton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neutron</text:p>
          </table:table-cell>
          <table:table-cell office:value-type="float" office:value="540534" calcext:value-type="float">
            <text:p>540534</text:p>
          </table:table-cell>
          <table:table-cell office:value-type="string" calcext:value-type="string">
            <text:p>eta_pr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bd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igma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ma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gma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nti_H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t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ti_alpha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20416" calcext:value-type="float">
            <text:p>120416</text:p>
          </table:table-cell>
          <table:table-cell office:value-type="string" calcext:value-type="string">
            <text:p>e-</text:p>
          </table:table-cell>
          <table:table-cell office:value-type="float" office:value="15782" calcext:value-type="float">
            <text:p>15782</text:p>
          </table:table-cell>
          <table:table-cell office:value-type="string" calcext:value-type="string">
            <text:p>pi0</text:p>
          </table:table-cell>
          <table:table-cell office:value-type="float" office:value="11218" calcext:value-type="float">
            <text:p>11218</text:p>
          </table:table-cell>
          <table:table-cell office:value-type="string" calcext:value-type="string">
            <text:p>pi-</text:p>
          </table:table-cell>
          <table:table-cell office:value-type="float" office:value="11760" calcext:value-type="float">
            <text:p>11760</text:p>
          </table:table-cell>
          <table:table-cell office:value-type="string" calcext:value-type="string">
            <text:p>kaon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aon0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t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oton</text:p>
          </table:table-cell>
          <table:table-cell office:value-type="float" office:value="20624" calcext:value-type="float">
            <text:p>20624</text:p>
          </table:table-cell>
          <table:table-cell office:value-type="string" calcext:value-type="string">
            <text:p>neutron</text:p>
          </table:table-cell>
          <table:table-cell office:value-type="float" office:value="609818" calcext:value-type="float">
            <text:p>609818</text:p>
          </table:table-cell>
          <table:table-cell office:value-type="string" calcext:value-type="string">
            <text:p>eta_pr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mbd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gma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gma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ma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ti_H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t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ti_alph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33092" calcext:value-type="float">
            <text:p>133092</text:p>
          </table:table-cell>
          <table:table-cell office:value-type="string" calcext:value-type="string">
            <text:p>e-</text:p>
          </table:table-cell>
          <table:table-cell office:value-type="float" office:value="18431" calcext:value-type="float">
            <text:p>18431</text:p>
          </table:table-cell>
          <table:table-cell office:value-type="string" calcext:value-type="string">
            <text:p>pi0</text:p>
          </table:table-cell>
          <table:table-cell office:value-type="float" office:value="14054" calcext:value-type="float">
            <text:p>14054</text:p>
          </table:table-cell>
          <table:table-cell office:value-type="string" calcext:value-type="string">
            <text:p>pi-</text:p>
          </table:table-cell>
          <table:table-cell office:value-type="float" office:value="15119" calcext:value-type="float">
            <text:p>15119</text:p>
          </table:table-cell>
          <table:table-cell office:value-type="string" calcext:value-type="string">
            <text:p>kaon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aon0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t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roton</text:p>
          </table:table-cell>
          <table:table-cell office:value-type="float" office:value="23033" calcext:value-type="float">
            <text:p>23033</text:p>
          </table:table-cell>
          <table:table-cell office:value-type="string" calcext:value-type="string">
            <text:p>neutron</text:p>
          </table:table-cell>
          <table:table-cell office:value-type="float" office:value="662972" calcext:value-type="float">
            <text:p>662972</text:p>
          </table:table-cell>
          <table:table-cell office:value-type="string" calcext:value-type="string">
            <text:p>eta_pr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mbd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igma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a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gma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uteron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ti_H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t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ti_alpha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47963" calcext:value-type="float">
            <text:p>147963</text:p>
          </table:table-cell>
          <table:table-cell office:value-type="string" calcext:value-type="string">
            <text:p>e-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pi0</text:p>
          </table:table-cell>
          <table:table-cell office:value-type="float" office:value="16340" calcext:value-type="float">
            <text:p>16340</text:p>
          </table:table-cell>
          <table:table-cell office:value-type="string" calcext:value-type="string">
            <text:p>pi-</text:p>
          </table:table-cell>
          <table:table-cell office:value-type="float" office:value="17798" calcext:value-type="float">
            <text:p>17798</text:p>
          </table:table-cell>
          <table:table-cell office:value-type="string" calcext:value-type="string">
            <text:p>kaon-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aon0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t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roton</text:p>
          </table:table-cell>
          <table:table-cell office:value-type="float" office:value="25258" calcext:value-type="float">
            <text:p>25258</text:p>
          </table:table-cell>
          <table:table-cell office:value-type="string" calcext:value-type="string">
            <text:p>neutron</text:p>
          </table:table-cell>
          <table:table-cell office:value-type="float" office:value="721650" calcext:value-type="float">
            <text:p>721650</text:p>
          </table:table-cell>
          <table:table-cell office:value-type="string" calcext:value-type="string">
            <text:p>eta_prim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mbd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igma+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a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gma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ti_H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t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ti_alph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61554" calcext:value-type="float">
            <text:p>161554</text:p>
          </table:table-cell>
          <table:table-cell office:value-type="string" calcext:value-type="string">
            <text:p>e-</text:p>
          </table:table-cell>
          <table:table-cell office:value-type="float" office:value="22531" calcext:value-type="float">
            <text:p>22531</text:p>
          </table:table-cell>
          <table:table-cell office:value-type="string" calcext:value-type="string">
            <text:p>pi0</text:p>
          </table:table-cell>
          <table:table-cell office:value-type="float" office:value="18572" calcext:value-type="float">
            <text:p>18572</text:p>
          </table:table-cell>
          <table:table-cell office:value-type="string" calcext:value-type="string">
            <text:p>pi-</text:p>
          </table:table-cell>
          <table:table-cell office:value-type="float" office:value="20466" calcext:value-type="float">
            <text:p>20466</text:p>
          </table:table-cell>
          <table:table-cell office:value-type="string" calcext:value-type="string">
            <text:p>kaon-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aon0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t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roton</text:p>
          </table:table-cell>
          <table:table-cell office:value-type="float" office:value="27199" calcext:value-type="float">
            <text:p>27199</text:p>
          </table:table-cell>
          <table:table-cell office:value-type="string" calcext:value-type="string">
            <text:p>neutron</text:p>
          </table:table-cell>
          <table:table-cell office:value-type="float" office:value="772940" calcext:value-type="float">
            <text:p>772940</text:p>
          </table:table-cell>
          <table:table-cell office:value-type="string" calcext:value-type="string">
            <text:p>eta_prim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mbd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igma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gma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gma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i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anti_H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ti_alph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75086" calcext:value-type="float">
            <text:p>175086</text:p>
          </table:table-cell>
          <table:table-cell office:value-type="string" calcext:value-type="string">
            <text:p>e-</text:p>
          </table:table-cell>
          <table:table-cell office:value-type="float" office:value="24567" calcext:value-type="float">
            <text:p>24567</text:p>
          </table:table-cell>
          <table:table-cell office:value-type="string" calcext:value-type="string">
            <text:p>pi0</text:p>
          </table:table-cell>
          <table:table-cell office:value-type="float" office:value="20646" calcext:value-type="float">
            <text:p>20646</text:p>
          </table:table-cell>
          <table:table-cell office:value-type="string" calcext:value-type="string">
            <text:p>pi-</text:p>
          </table:table-cell>
          <table:table-cell office:value-type="float" office:value="23304" calcext:value-type="float">
            <text:p>23304</text:p>
          </table:table-cell>
          <table:table-cell office:value-type="string" calcext:value-type="string">
            <text:p>kaon-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aon0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ta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proton</text:p>
          </table:table-cell>
          <table:table-cell office:value-type="float" office:value="29297" calcext:value-type="float">
            <text:p>29297</text:p>
          </table:table-cell>
          <table:table-cell office:value-type="string" calcext:value-type="string">
            <text:p>neutron</text:p>
          </table:table-cell>
          <table:table-cell office:value-type="float" office:value="830291" calcext:value-type="float">
            <text:p>830291</text:p>
          </table:table-cell>
          <table:table-cell office:value-type="string" calcext:value-type="string">
            <text:p>eta_prim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mbd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igma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ma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igma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uteron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ti_He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t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ti_alph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85086" calcext:value-type="float">
            <text:p>185086</text:p>
          </table:table-cell>
          <table:table-cell office:value-type="string" calcext:value-type="string">
            <text:p>e-</text:p>
          </table:table-cell>
          <table:table-cell office:value-type="float" office:value="26318" calcext:value-type="float">
            <text:p>26318</text:p>
          </table:table-cell>
          <table:table-cell office:value-type="string" calcext:value-type="string">
            <text:p>pi0</text:p>
          </table:table-cell>
          <table:table-cell office:value-type="float" office:value="22798" calcext:value-type="float">
            <text:p>22798</text:p>
          </table:table-cell>
          <table:table-cell office:value-type="string" calcext:value-type="string">
            <text:p>pi-</text:p>
          </table:table-cell>
          <table:table-cell office:value-type="float" office:value="25667" calcext:value-type="float">
            <text:p>25667</text:p>
          </table:table-cell>
          <table:table-cell office:value-type="string" calcext:value-type="string">
            <text:p>kaon-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kaon0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ta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roton</text:p>
          </table:table-cell>
          <table:table-cell office:value-type="float" office:value="30698" calcext:value-type="float">
            <text:p>30698</text:p>
          </table:table-cell>
          <table:table-cell office:value-type="string" calcext:value-type="string">
            <text:p>neutron</text:p>
          </table:table-cell>
          <table:table-cell office:value-type="float" office:value="874665" calcext:value-type="float">
            <text:p>874665</text:p>
          </table:table-cell>
          <table:table-cell office:value-type="string" calcext:value-type="string">
            <text:p>eta_prim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ambd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igma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ma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gma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i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nti_H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t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ti_alpha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198071" calcext:value-type="float">
            <text:p>198071</text:p>
          </table:table-cell>
          <table:table-cell office:value-type="string" calcext:value-type="string">
            <text:p>e-</text:p>
          </table:table-cell>
          <table:table-cell office:value-type="float" office:value="27957" calcext:value-type="float">
            <text:p>27957</text:p>
          </table:table-cell>
          <table:table-cell office:value-type="string" calcext:value-type="string">
            <text:p>pi0</text:p>
          </table:table-cell>
          <table:table-cell office:value-type="float" office:value="24754" calcext:value-type="float">
            <text:p>24754</text:p>
          </table:table-cell>
          <table:table-cell office:value-type="string" calcext:value-type="string">
            <text:p>pi-</text:p>
          </table:table-cell>
          <table:table-cell office:value-type="float" office:value="27751" calcext:value-type="float">
            <text:p>27751</text:p>
          </table:table-cell>
          <table:table-cell office:value-type="string" calcext:value-type="string">
            <text:p>kaon-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kaon0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ta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proton</text:p>
          </table:table-cell>
          <table:table-cell office:value-type="float" office:value="32229" calcext:value-type="float">
            <text:p>32229</text:p>
          </table:table-cell>
          <table:table-cell office:value-type="string" calcext:value-type="string">
            <text:p>neutron</text:p>
          </table:table-cell>
          <table:table-cell office:value-type="float" office:value="918400" calcext:value-type="float">
            <text:p>918400</text:p>
          </table:table-cell>
          <table:table-cell office:value-type="string" calcext:value-type="string">
            <text:p>eta_prim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mbd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igma+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gma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igma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uteron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anti_H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t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ti_alpha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211924" calcext:value-type="float">
            <text:p>211924</text:p>
          </table:table-cell>
          <table:table-cell office:value-type="string" calcext:value-type="string">
            <text:p>e-</text:p>
          </table:table-cell>
          <table:table-cell office:value-type="float" office:value="29918" calcext:value-type="float">
            <text:p>29918</text:p>
          </table:table-cell>
          <table:table-cell office:value-type="string" calcext:value-type="string">
            <text:p>pi0</text:p>
          </table:table-cell>
          <table:table-cell office:value-type="float" office:value="26634" calcext:value-type="float">
            <text:p>26634</text:p>
          </table:table-cell>
          <table:table-cell office:value-type="string" calcext:value-type="string">
            <text:p>pi-</text:p>
          </table:table-cell>
          <table:table-cell office:value-type="float" office:value="30281" calcext:value-type="float">
            <text:p>30281</text:p>
          </table:table-cell>
          <table:table-cell office:value-type="string" calcext:value-type="string">
            <text:p>kaon-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aon0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ta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proton</text:p>
          </table:table-cell>
          <table:table-cell office:value-type="float" office:value="33775" calcext:value-type="float">
            <text:p>33775</text:p>
          </table:table-cell>
          <table:table-cell office:value-type="string" calcext:value-type="string">
            <text:p>neutron</text:p>
          </table:table-cell>
          <table:table-cell office:value-type="float" office:value="970084" calcext:value-type="float">
            <text:p>970084</text:p>
          </table:table-cell>
          <table:table-cell office:value-type="string" calcext:value-type="string">
            <text:p>eta_prim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mbd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igma+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gma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igma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i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anti_He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it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ti_alph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224014" calcext:value-type="float">
            <text:p>224014</text:p>
          </table:table-cell>
          <table:table-cell office:value-type="string" calcext:value-type="string">
            <text:p>e-</text:p>
          </table:table-cell>
          <table:table-cell office:value-type="float" office:value="31656" calcext:value-type="float">
            <text:p>31656</text:p>
          </table:table-cell>
          <table:table-cell office:value-type="string" calcext:value-type="string">
            <text:p>pi0</text:p>
          </table:table-cell>
          <table:table-cell office:value-type="float" office:value="28347" calcext:value-type="float">
            <text:p>28347</text:p>
          </table:table-cell>
          <table:table-cell office:value-type="string" calcext:value-type="string">
            <text:p>pi-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kaon-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kaon0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ta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proton</text:p>
          </table:table-cell>
          <table:table-cell office:value-type="float" office:value="35426" calcext:value-type="float">
            <text:p>35426</text:p>
          </table:table-cell>
          <table:table-cell office:value-type="string" calcext:value-type="string">
            <text:p>neutron</text:p>
          </table:table-cell>
          <table:table-cell office:value-type="float" office:value="1015955" calcext:value-type="float">
            <text:p>1015955</text:p>
          </table:table-cell>
          <table:table-cell office:value-type="string" calcext:value-type="string">
            <text:p>eta_prim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ambd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igma+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gma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igma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i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anti_He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to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ti_alph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ticleCounts</text:p>
          </table:table-cell>
          <table:table-cell office:value-type="string" calcext:value-type="string">
            <text:p>nu_mu</text:p>
          </table:table-cell>
          <table:table-cell office:value-type="float" office:value="235669" calcext:value-type="float">
            <text:p>235669</text:p>
          </table:table-cell>
          <table:table-cell office:value-type="string" calcext:value-type="string">
            <text:p>e-</text:p>
          </table:table-cell>
          <table:table-cell office:value-type="float" office:value="33051" calcext:value-type="float">
            <text:p>33051</text:p>
          </table:table-cell>
          <table:table-cell office:value-type="string" calcext:value-type="string">
            <text:p>pi0</text:p>
          </table:table-cell>
          <table:table-cell office:value-type="float" office:value="29688" calcext:value-type="float">
            <text:p>29688</text:p>
          </table:table-cell>
          <table:table-cell office:value-type="string" calcext:value-type="string">
            <text:p>pi-</text:p>
          </table:table-cell>
          <table:table-cell office:value-type="float" office:value="33997" calcext:value-type="float">
            <text:p>33997</text:p>
          </table:table-cell>
          <table:table-cell office:value-type="string" calcext:value-type="string">
            <text:p>kaon-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aon0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ta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proton</text:p>
          </table:table-cell>
          <table:table-cell office:value-type="float" office:value="36559" calcext:value-type="float">
            <text:p>36559</text:p>
          </table:table-cell>
          <table:table-cell office:value-type="string" calcext:value-type="string">
            <text:p>neutron</text:p>
          </table:table-cell>
          <table:table-cell office:value-type="float" office:value="1059390" calcext:value-type="float">
            <text:p>1059390</text:p>
          </table:table-cell>
          <table:table-cell office:value-type="string" calcext:value-type="string">
            <text:p>eta_prim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lambd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+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gma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igma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i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anti_H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t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nti_alpha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E(GeV)</text:p>
          </table:table-cell>
          <table:table-cell office:value-type="string" calcext:value-type="string">
            <text:p>n</text:p>
          </table:table-cell>
          <table:table-cell table:number-columns-repeated="40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J2]" office:value-type="float" office:value="3655" calcext:value-type="float">
            <text:p>3655</text:p>
          </table:table-cell>
          <table:table-cell table:number-columns-repeated="40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J3]" office:value-type="float" office:value="14475" calcext:value-type="float">
            <text:p>14475</text:p>
          </table:table-cell>
          <table:table-cell table:number-columns-repeated="4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1473" calcext:value-type="float">
            <text:p>71473</text:p>
          </table:table-cell>
          <table:table-cell table:number-columns-repeated="4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3028" calcext:value-type="float">
            <text:p>113028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76" calcext:value-type="float">
            <text:p>170076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246" calcext:value-type="float">
            <text:p>289246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9383" calcext:value-type="float">
            <text:p>379383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134" calcext:value-type="float">
            <text:p>461134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0534" calcext:value-type="float">
            <text:p>540534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9818" calcext:value-type="float">
            <text:p>609818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72" calcext:value-type="float">
            <text:p>662972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1650" calcext:value-type="float">
            <text:p>721650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2940" calcext:value-type="float">
            <text:p>77294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0291" calcext:value-type="float">
            <text:p>83029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4665" calcext:value-type="float">
            <text:p>874665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8400" calcext:value-type="float">
            <text:p>918400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0084" calcext:value-type="float">
            <text:p>970084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5955" calcext:value-type="float">
            <text:p>1015955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9390" calcext:value-type="float">
            <text:p>1059390</text:p>
          </table:table-cell>
          <table:table-cell table:number-columns-repeated="40"/>
        </table:table-row>
        <table:table-row table:style-name="ro1" table:number-rows-repeated="4">
          <table:table-cell table:number-columns-repeated="42"/>
        </table:table-row>
        <table:table-row table:style-name="ro1">
          <table:table-cell office:value-type="string" calcext:value-type="string">
            <text:p>E(GeV)</text:p>
          </table:table-cell>
          <table:table-cell office:value-type="string" calcext:value-type="string">
            <text:p>n/p</text:p>
          </table:table-cell>
          <table:table-cell office:value-type="string" calcext:value-type="string">
            <text:p>f</text:p>
          </table:table-cell>
          <table:table-cell table:number-columns-repeated="3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23]/10000" office:value-type="float" office:value="0.3655" calcext:value-type="float">
            <text:p>0,3655</text:p>
          </table:table-cell>
          <table:table-cell table:formula="of:=30*[.A47]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24]/10000" office:value-type="float" office:value="1.4475" calcext:value-type="float">
            <text:p>1,4475</text:p>
          </table:table-cell>
          <table:table-cell table:formula="of:=30*[.A48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25]/10000" office:value-type="float" office:value="7.1473" calcext:value-type="float">
            <text:p>7,1473</text:p>
          </table:table-cell>
          <table:table-cell table:formula="of:=30*[.A49]" office:value-type="float" office:value="15" calcext:value-type="float">
            <text:p>15</text:p>
          </table:table-cell>
          <table:table-cell table:number-columns-repeated="39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26]/10000" office:value-type="float" office:value="11.3028" calcext:value-type="float">
            <text:p>11,3028</text:p>
          </table:table-cell>
          <table:table-cell table:formula="of:=30*[.A50]" office:value-type="float" office:value="21" calcext:value-type="float">
            <text:p>21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]/10000" office:value-type="float" office:value="17.0076" calcext:value-type="float">
            <text:p>17,0076</text:p>
          </table:table-cell>
          <table:table-cell table:formula="of:=30*[.A51]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/10000" office:value-type="float" office:value="28.9246" calcext:value-type="float">
            <text:p>28,9246</text:p>
          </table:table-cell>
          <table:table-cell table:formula="of:=30*[.A52]" office:value-type="float" office:value="60" calcext:value-type="float">
            <text:p>60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9]/10000" office:value-type="float" office:value="37.9383" calcext:value-type="float">
            <text:p>37,9383</text:p>
          </table:table-cell>
          <table:table-cell table:formula="of:=30*[.A53]" office:value-type="float" office:value="90" calcext:value-type="float">
            <text:p>90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0]/10000" office:value-type="float" office:value="46.1134" calcext:value-type="float">
            <text:p>46,1134</text:p>
          </table:table-cell>
          <table:table-cell table:formula="of:=30*[.A54]" office:value-type="float" office:value="120" calcext:value-type="float">
            <text:p>120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1]/10000" office:value-type="float" office:value="54.0534" calcext:value-type="float">
            <text:p>54,0534</text:p>
          </table:table-cell>
          <table:table-cell table:formula="of:=30*[.A55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2]/10000" office:value-type="float" office:value="60.9818" calcext:value-type="float">
            <text:p>60,9818</text:p>
          </table:table-cell>
          <table:table-cell table:formula="of:=30*[.A56]" office:value-type="float" office:value="180" calcext:value-type="float">
            <text:p>18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3]/10000" office:value-type="float" office:value="66.2972" calcext:value-type="float">
            <text:p>66,2972</text:p>
          </table:table-cell>
          <table:table-cell table:formula="of:=30*[.A57]" office:value-type="float" office:value="210" calcext:value-type="float">
            <text:p>21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4]/10000" office:value-type="float" office:value="72.165" calcext:value-type="float">
            <text:p>72,165</text:p>
          </table:table-cell>
          <table:table-cell table:formula="of:=30*[.A58]" office:value-type="float" office:value="240" calcext:value-type="float">
            <text:p>240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5]/10000" office:value-type="float" office:value="77.294" calcext:value-type="float">
            <text:p>77,294</text:p>
          </table:table-cell>
          <table:table-cell table:formula="of:=30*[.A59]" office:value-type="float" office:value="270" calcext:value-type="float">
            <text:p>270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6]/10000" office:value-type="float" office:value="83.0291" calcext:value-type="float">
            <text:p>83,0291</text:p>
          </table:table-cell>
          <table:table-cell table:formula="of:=30*[.A60]" office:value-type="float" office:value="300" calcext:value-type="float">
            <text:p>30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7]/10000" office:value-type="float" office:value="87.4665" calcext:value-type="float">
            <text:p>87,4665</text:p>
          </table:table-cell>
          <table:table-cell table:formula="of:=30*[.A61]"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8]/10000" office:value-type="float" office:value="91.84" calcext:value-type="float">
            <text:p>91,84</text:p>
          </table:table-cell>
          <table:table-cell table:formula="of:=30*[.A62]" office:value-type="float" office:value="360" calcext:value-type="float">
            <text:p>360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9]/10000" office:value-type="float" office:value="97.0084" calcext:value-type="float">
            <text:p>97,0084</text:p>
          </table:table-cell>
          <table:table-cell table:formula="of:=30*[.A63]" office:value-type="float" office:value="390" calcext:value-type="float">
            <text:p>39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0]/10000" office:value-type="float" office:value="101.5955" calcext:value-type="float">
            <text:p>101,5955</text:p>
          </table:table-cell>
          <table:table-cell table:formula="of:=30*[.A64]" office:value-type="float" office:value="420" calcext:value-type="float">
            <text:p>420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1]/10000" office:value-type="float" office:value="105.939" calcext:value-type="float">
            <text:p>105,939</text:p>
          </table:table-cell>
          <table:table-cell table:formula="of:=30*[.A65]" office:value-type="float" office:value="450" calcext:value-type="float">
            <text:p>450</text:p>
          </table:table-cell>
          <table:table-cell table:number-columns-repeated="39"/>
        </table:table-row>
      </table:table>
      <table:named-expressions/>
      <table:database-ranges>
        <table:database-range table:name="__Anonymous_Sheet_DB__0" table:target-range-address="Arkusz1.A2:Arkusz1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2:33:46.194419480</meta:creation-date>
    <dc:date>2024-03-15T13:16:41.405334014</dc:date>
    <meta:editing-duration>PT42M53S</meta:editing-duration>
    <meta:editing-cycles>6</meta:editing-cycles>
    <meta:generator>LibreOffice/7.3.7.2$Linux_X86_64 LibreOffice_project/30$Build-2</meta:generator>
    <meta:document-statistic meta:table-count="1" meta:cell-count="7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6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3cm" svg:height="11.323cm" xlink:href=".." xlink:type="simple" chart:class="chart:scatter" chart:style-name="ch1">
        <chart:title svg:x="6.198cm" svg:y="0.362cm" chart:style-name="ch2">
          <text:p>Zależność liczby neutronów od energii</text:p>
        </chart:title>
        <chart:subtitle svg:x="6.277cm" svg:y="1.367cm" chart:style-name="ch3">
          <text:p>L 45cm 100%Pb dDet 5cm 10 000 samples</text:p>
        </chart:subtitle>
        <chart:legend chart:legend-position="end" svg:x="17.146cm" svg:y="5.113cm" style:legend-expansion="high" chart:style-name="ch4"/>
        <chart:plot-area chart:style-name="ch5" table:cell-range-address="Arkusz1.A23:Arkusz1.B41 Arkusz1.B22:Arkusz1.B22" chart:data-source-has-labels="row" svg:x="1.413cm" svg:y="2.276cm" svg:width="15.331cm" svg:height="7.84cm">
          <chart:coordinate-region svg:x="2.96cm" svg:y="2.476cm" svg:width="13.598cm" svg:height="6.993cm"/>
          <chart:axis chart:dimension="x" chart:name="primary-x" chart:style-name="ch6">
            <chart:title svg:x="8.915cm" svg:y="10.342cm" chart:style-name="ch7">
              <text:p>E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346cm" chart:style-name="ch11">
              <text:p>n</text:p>
            </chart:title>
            <chart:grid chart:style-name="ch8" chart:class="major"/>
          </chart:axis>
          <chart:series chart:style-name="ch12" chart:values-cell-range-address="Arkusz1.B23:Arkusz1.B41" chart:label-cell-address="Arkusz1.B22:Arkusz1.B22" chart:class="chart:scatter">
            <chart:domain table:cell-range-address="Arkusz1.A23:Arkusz1.A41"/>
            <chart:regression-curve chart:style-name="ch13">
              <chart:equation chart:display-equation="true" chart:display-r-square="true"/>
            </chart:regression-curve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B22:Arkusz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Arkusz1.A23:Arkusz1.A41</svg:desc>
                </draw:g>
              </table:table-cell>
              <table:table-cell office:value-type="float" office:value="3655">
                <text:p>3655</text:p>
                <draw:g>
                  <svg:desc>Arkusz1.B23:Arkusz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4475">
                <text:p>14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1473">
                <text:p>71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113028">
                <text:p>113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0076">
                <text:p>170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9246">
                <text:p>289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79383">
                <text:p>379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61134">
                <text:p>46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40534">
                <text:p>540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09818">
                <text:p>609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62972">
                <text:p>662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21650">
                <text:p>721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772940">
                <text:p>772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30291">
                <text:p>830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74665">
                <text:p>874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18400">
                <text:p>918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70084">
                <text:p>970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15955">
                <text:p>1015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059390">
                <text:p>1059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Arkusz1.A47:Arkusz1.C65 Arkusz1.B46:Arkusz1.C46" chart:data-source-has-labels="row" svg:x="0.32cm" svg:y="0.18cm" svg:width="13.54cm" svg:height="8.64cm">
          <chart:coordinate-region svg:x="1.127cm" svg:y="0.379cm" svg:width="12.5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47:Arkusz1.B65" chart:label-cell-address="Arkusz1.B46:Arkusz1.B46" chart:class="chart:scatter">
            <chart:domain table:cell-range-address="Arkusz1.A47:Arkusz1.A65"/>
            <chart:data-point chart:repeated="19"/>
          </chart:series>
          <chart:series chart:style-name="ch8" chart:values-cell-range-address="Arkusz1.C47:Arkusz1.C65" chart:label-cell-address="Arkusz1.C46:Arkusz1.C46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/p</text:p>
                <draw:g>
                  <svg:desc>Arkusz1.B46:Arkusz1.B46</svg:desc>
                </draw:g>
              </table:table-cell>
              <table:table-cell office:value-type="string">
                <text:p>f</text:p>
                <draw:g>
                  <svg:desc>Arkusz1.C46:Arkusz1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Arkusz1.A47:Arkusz1.A65</svg:desc>
                </draw:g>
              </table:table-cell>
              <table:table-cell office:value-type="float" office:value="0.3655">
                <text:p>0.3655</text:p>
                <draw:g>
                  <svg:desc>Arkusz1.B47:Arkusz1.B65</svg:desc>
                </draw:g>
              </table:table-cell>
              <table:table-cell office:value-type="float" office:value="3">
                <text:p>3</text:p>
                <draw:g>
                  <svg:desc>Arkusz1.C47:Arkusz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4475">
                <text:p>1.4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.1473">
                <text:p>7.14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11.3028">
                <text:p>11.3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.0076">
                <text:p>17.00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9246">
                <text:p>28.92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7.9383">
                <text:p>37.93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6.1134">
                <text:p>46.11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4.0534">
                <text:p>54.05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0.9818">
                <text:p>60.98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6.2972">
                <text:p>66.297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2.165">
                <text:p>72.1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77.294">
                <text:p>77.2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3.0291">
                <text:p>83.02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7.4665">
                <text:p>87.466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1.84">
                <text:p>91.8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7.0084">
                <text:p>97.008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1.5955">
                <text:p>101.595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05.939">
                <text:p>105.939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